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30%" fo:text-align="center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line-height="180%" fo:text-align="center"/>
      <style:text-properties fo:color="#ffffff" fo:font-size="44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line-height="130%" fo:text-align="center"/>
      <style:text-properties fo:color="#ffffff" fo:font-size="44pt" style:font-size-asian="16pt" style:font-size-complex="16pt"/>
    </style:style>
    <style:style style:name="P7" style:family="paragraph">
      <style:paragraph-properties fo:line-height="130%" fo:text-align="center"/>
      <style:text-properties fo:font-size="44pt" style:font-size-asian="16pt" style:font-size-complex="16pt"/>
    </style:style>
    <style:style style:name="T1" style:family="text">
      <style:text-properties fo:color="#808080" fo:font-size="4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Viverei</text:span></text:p>
            <text:p><text:span text:style-name="T2">Felipe Magalhã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363cm" svg:x="1.4cm" svg:y="0.837cm" presentation:class="subtitle" presentation:user-transformed="true">
          <draw:text-box>
            <text:p text:style-name="P3"><text:span text:style-name="T3">Olho para o céu,</text:span></text:p>
            <text:p text:style-name="P3"><text:span text:style-name="T3">Vejo o sol brilhar,</text:span></text:p>
            <text:p text:style-name="P3"><text:span text:style-name="T3">Abro o meu cor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Eu quero ser fiel,</text:span></text:p>
            <text:p text:style-name="P3"><text:span text:style-name="T3">Em tudo Te agradar,</text:span></text:p>
            <text:p text:style-name="P3"><text:span text:style-name="T3">Andar em Tuas mã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O que tenho não é meu,</text:span></text:p>
            <text:p text:style-name="P3"><text:span text:style-name="T3">Entreguei a Ti Senhor</text:span></text:p>
            <text:p text:style-name="P3"><text:span text:style-name="T3">Tudo para o Teu louv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Os sonhos que sonhei,</text:span></text:p>
            <text:p text:style-name="P3"><text:span text:style-name="T3">A fé que me alcançou,</text:span></text:p>
            <text:p text:style-name="P3"><text:span text:style-name="T3">Mostram-me Senh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Viverei os Teus sonhos,</text:span></text:p>
            <text:p text:style-name="P3"><text:span text:style-name="T3">Cumprirei os Teus planos</text:span></text:p>
            <text:p text:style-name="P3"><text:span text:style-name="T3">O tempo da promessa chegou</text:span></text:p>
            <text:p text:style-name="P3"><text:span text:style-name="T3">Seguirei tua palavra,</text:span></text:p>
            <text:p text:style-name="P3"><text:span text:style-name="T3">Minha vida declara</text:span></text:p>
            <text:p text:style-name="P3"><text:span text:style-name="T3">Que eu sou Teu Senh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7"><text:span text:style-name="T3">Olho para o céu,</text:span></text:p>
            <text:p text:style-name="P7"><text:span text:style-name="T3">Vejo o sol brilhar,</text:span></text:p>
            <text:p text:style-name="P7"><text:span text:style-name="T3">Abro o meu coraçã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7"><text:span text:style-name="T3">Eu quero ser fiel,</text:span></text:p>
            <text:p text:style-name="P7"><text:span text:style-name="T3">Em tudo Te agradar,</text:span></text:p>
            <text:p text:style-name="P7"><text:span text:style-name="T3">Andar em Tuas mã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7"><text:span text:style-name="T3">O que tenho não é meu,</text:span></text:p>
            <text:p text:style-name="P7"><text:span text:style-name="T3">Entreguei a Ti Senhor</text:span></text:p>
            <text:p text:style-name="P7"><text:span text:style-name="T3">Tudo para o Teu louv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7"><text:span text:style-name="T3">Os sonhos que sonhei,</text:span></text:p>
            <text:p text:style-name="P7"><text:span text:style-name="T3">A fé que me alcançou,</text:span></text:p>
            <text:p text:style-name="P7"><text:span text:style-name="T3">Mostram-me Senh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7"><text:span text:style-name="T3">Viverei os Teus sonhos,</text:span></text:p>
            <text:p text:style-name="P7"><text:span text:style-name="T3">Cumprirei os Teus planos</text:span></text:p>
            <text:p text:style-name="P7"><text:span text:style-name="T3">O tempo da promessa chegou</text:span></text:p>
            <text:p text:style-name="P7"><text:span text:style-name="T3">Seguirei tua palavra,</text:span></text:p>
            <text:p text:style-name="P7"><text:span text:style-name="T3">Minha vida declara</text:span></text:p>
            <text:p text:style-name="P7"><text:span text:style-name="T3">Que eu sou Teu Senh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7"><text:span text:style-name="T3">Viverei os Teus sonhos,</text:span></text:p>
            <text:p text:style-name="P7"><text:span text:style-name="T3">Cumprirei os Teus planos</text:span></text:p>
            <text:p text:style-name="P7"><text:span text:style-name="T3">O tempo da promessa chegou</text:span></text:p>
            <text:p text:style-name="P7"><text:span text:style-name="T3">Seguirei tua palavra,</text:span></text:p>
            <text:p text:style-name="P7"><text:span text:style-name="T3">Minha vida declara</text:span></text:p>
            <text:p text:style-name="P7"><text:span text:style-name="T3">Que eu sou Teu Senh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53:24.338605149</meta:creation-date>
    <dc:date>2015-10-18T17:24:32.231332894</dc:date>
    <dc:creator>lazarone </dc:creator>
    <meta:editing-duration>PT27M55S</meta:editing-duration>
    <meta:editing-cycles>28</meta:editing-cycles>
    <meta:generator>LibreOffice/4.4.2.2$Linux_x86 LibreOffice_project/40m0$Build-2</meta:generator>
    <meta:document-statistic meta:object-count="57"/>
  </office:meta>
</office:document-meta>
</file>